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Standard">
      <style:text-properties officeooo:paragraph-rsid="00415cb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marotant/dev/Expert_op4grid_recommender/data/bare_env_20240828T0100Z<text:line-break/><text:line-break/>/home/marotant/dev/Expert_op4grid_recommender/data/action_space/AllFrance_coupling_reco_deco_actions_20240828T0100Z.json</text:p>
      <text:p text:style-name="Standard"/>
      <text:p text:style-name="P2">/home/marotant/dev/Expert_op4grid_recommender/data/bare_env_20241125T1400Z</text:p>
      <text:p text:style-name="P2"/>
      <text:p text:style-name="P2">/home/marotant/dev/Expert_op4grid_recommender/data/action_space/AllFrance_coupling_reco_deco_actions_20241125T1400Z.json</text:p>
      <text:p text:style-name="Standard"/>
      <text:p text:style-name="Standard"/>
      <text:p text:style-name="Standard">/home/marotant/dev/Expert_op4grid_recommender/data/bare_env_20240828T0100Z_dijon_only</text:p>
      <text:p text:style-name="Standard"/>
      <text:p text:style-name="Standard">/home/marotant/dev/Expert_op4grid_recommender/data/action_space/reduced_model_actions_20240828T0100Z_new_dijon.json</text:p>
      <text:p text:style-name="Standard"/>
      <text:p text:style-name="Standard"/>
      <text:p text:style-name="P1"><text:line-break/>Bashpython3 -c " import pypowsybl.network as pn from pypowsybl_jupyter.util import _get_svg_string from pypowsybl.network import NadParameters import re # Create a larger test network n = pn.create_ieee300() npars = NadParameters( edge_info_along_edge=True, power_value_precision=1, voltage_value_precision=0, bus_legend=True, substation_description_displayed=True ) diagram = n.get_network_area_diagram(nad_parameters=npars) svg = _get_svg_string(diagram) # ViewBox vb = re.search(r'viewBox=\"([^\"]+)\"', svg) print('viewBox:', vb.group(1) if vb else 'NONE') # Counts print(f'SVG length: {len(svg)}') print(f'&lt;text&gt; elements: {svg.count(\"&lt;text\")}') print(f'&lt;foreignObject&gt;: {svg.count(\"&lt;foreignObject\")}') # Style block font declarations style_match = re.search(r'&lt;style[^&gt;]*&gt;(.*?)&lt;/style&gt;', svg, re.DOTALL) if style_match: for line in style_match.group(1).split('\n'): if 'font' in line.lower() or 'px' in line: print('STYLE:', line.strip()) # Check edge-info content (does it have &lt;text&gt; on a larger grid?) edge_info = re.findall(r'&lt;g class=\"nad-edge-infos\"&gt;(.*?)&lt;/g&gt;', svg, re.DOTALL) for ei in edge_info[:1]: if ei.strip(): print('EDGE INFO CONTENT:', ei[:500]) else: print('EDGE INFO: empty') # Sample foreignObject label positions labels = re.findall(r'style=\"position: absolute; top: (-?\d+\.?\d*)px; left: (-?\d+\.?\d*)px\"', svg) if labels: tops = [float(l[0]) for l in labels] lefts = [float(l[1]) for l in labels] print(f'Label positions - top range: {min(tops):.0f} to {max(tops):.0f}, left range: {min(lefts):.0f} to {max(lefts):.0f}') print(f'Labels count: {len(labels)}') " 2&gt;&amp;1</text:p>
      <text:p text:style-name="P1">viewBox: -4994.27 -5006.10 10310.47 9742.22SVG length: 297262&lt;text&gt; elements: 0</text:p>
      <text:p text:style-name="Standard"/>
      <text:h text:style-name="Heading_20_1" text:outline-level="1"><text:bookmark text:name="user-content-walkthrough-native-svg-control-refactoring"/>Walkthrough: Native SVG Control 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8:16:09.930108928</meta:creation-date>
    <meta:editing-duration>PT56M13S</meta:editing-duration>
    <meta:editing-cycles>2</meta:editing-cycles>
    <meta:generator>LibreOffice/7.3.7.2$Linux_X86_64 LibreOffice_project/30$Build-2</meta:generator>
    <dc:date>2026-02-19T09:41:32.505525051</dc:date>
    <meta:document-statistic meta:table-count="0" meta:image-count="0" meta:object-count="0" meta:page-count="1" meta:paragraph-count="8" meta:word-count="188" meta:character-count="2304" meta:non-whitespace-character-count="2121"/>
  </office:meta>
</office:document-meta>
</file>